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4pt" style:text-underline-style="solid" style:text-underline-width="auto" style:text-underline-color="font-color" officeooo:rsid="0005552f" officeooo:paragraph-rsid="0005552f" style:font-size-asian="21pt" style:font-size-complex="24pt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05552f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5552f" officeooo:paragraph-rsid="0005552f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e508" officeooo:paragraph-rsid="0006e70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5e508" officeooo:paragraph-rsid="0005e508"/>
    </style:style>
    <style:style style:name="P6" style:family="paragraph" style:parent-style-name="Standard" style:list-style-name="L1">
      <style:paragraph-properties fo:text-align="justify" style:justify-single-word="false"/>
      <style:text-properties fo:color="#eeeeee" loext:opacity="100%" style:font-name="Open Sans SemiBold" fo:font-size="18pt" style:text-underline-style="none" fo:font-weight="normal" officeooo:rsid="0005e508" officeooo:paragraph-rsid="0006e70d" style:font-size-asian="21pt" style:font-weight-asian="normal" style:font-size-complex="24pt" style:font-weight-complex="normal"/>
    </style:style>
    <style:style style:name="T1" style:family="text">
      <style:text-properties style:font-name="Open Sans SemiBold" fo:font-size="18pt" style:text-underline-style="solid" style:text-underline-width="auto" style:text-underline-color="font-color" fo:font-weight="bold" officeooo:rsid="0005552f" style:font-size-asian="21pt" style:font-weight-asian="bold" style:font-size-complex="24pt" style:font-weight-complex="bold"/>
    </style:style>
    <style:style style:name="T2" style:family="text">
      <style:text-properties style:font-name="Open Sans SemiBold" fo:font-size="18pt" style:text-underline-style="none" fo:font-weight="bold" officeooo:rsid="0005552f" style:font-size-asian="21pt" style:font-weight-asian="bold" style:font-size-complex="24pt" style:font-weight-complex="bold"/>
    </style:style>
    <style:style style:name="T3" style:family="text">
      <style:text-properties style:font-name="Open Sans SemiBold" fo:font-size="18pt" style:text-underline-style="none" fo:font-weight="normal" officeooo:rsid="0005552f" style:font-size-asian="21pt" style:font-weight-asian="normal" style:font-size-complex="24pt" style:font-weight-complex="normal"/>
    </style:style>
    <style:style style:name="T4" style:family="text">
      <style:text-properties fo:color="#2a6099" loext:opacity="100%" style:font-name="Open Sans SemiBold" fo:font-size="18pt" style:text-underline-style="none" fo:font-weight="normal" style:font-size-asian="21pt" style:font-weight-asian="normal" style:font-size-complex="24pt" style:font-weight-complex="normal"/>
    </style:style>
    <style:style style:name="T5" style:family="text">
      <style:text-properties fo:color="#2a6099" loext:opacity="100%" style:font-name="Open Sans SemiBold" fo:font-size="18pt" style:text-underline-style="none" fo:font-weight="normal" officeooo:rsid="0005552f" style:font-size-asian="21pt" style:font-weight-asian="normal" style:font-size-complex="24pt" style:font-weight-complex="normal"/>
    </style:style>
    <style:style style:name="T6" style:family="text">
      <style:text-properties fo:color="#eeeeee" loext:opacity="100%" style:font-name="Open Sans SemiBold" fo:font-size="18pt" style:text-underline-style="none" fo:font-weight="normal" style:font-size-asian="21pt" style:font-weight-asian="normal" style:font-size-complex="24pt" style:font-weight-complex="normal"/>
    </style:style>
    <style:style style:name="T7" style:family="text">
      <style:text-properties fo:color="#ff0000" loext:opacity="100%" style:font-name="Open Sans SemiBold" fo:font-size="18pt" style:text-underline-style="solid" style:text-underline-width="auto" style:text-underline-color="font-color" fo:font-weight="normal" style:font-size-asian="21pt" style:font-weight-asian="normal" style:font-size-complex="24pt" style:font-weight-complex="normal"/>
    </style:style>
    <style:style style:name="T8" style:family="text">
      <style:text-properties fo:color="#ff0000" loext:opacity="100%" style:font-name="Open Sans SemiBold" fo:font-size="18pt" style:text-underline-style="none" fo:font-weight="normal" style:font-size-asian="21pt" style:font-weight-asian="normal" style:font-size-complex="24pt" style:font-weight-complex="normal"/>
    </style:style>
    <style:style style:name="T9" style:family="text">
      <style:text-properties fo:color="#00a933" loext:opacity="100%" style:font-name="Open Sans SemiBold" fo:font-size="18pt" style:text-underline-style="none" fo:font-weight="normal" style:font-size-asian="21pt" style:font-weight-asian="normal" style:font-size-complex="24pt" style:font-weight-complex="normal"/>
    </style:style>
    <style:style style:name="T10" style:family="text">
      <style:text-properties fo:color="#00a933" loext:opacity="100%" style:font-name="Open Sans SemiBold" fo:font-size="18pt" style:text-underline-style="solid" style:text-underline-width="auto" style:text-underline-color="font-color" fo:font-weight="normal" style:font-size-asian="21pt" style:font-weight-asian="normal" style:font-size-complex="24pt" style:font-weight-complex="normal"/>
    </style:style>
    <style:style style:name="T11" style:family="text">
      <style:text-properties fo:color="#dddddd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../index.odt" text:style-name="Internet_20_link" text:visited-style-name="Visited_20_Internet_20_Link"><text:span text:style-name="T11">Basic Javascript Definitions and Terminologies</text:span></text:a></text:p>
      <text:p text:style-name="P1"/>
      <text:list text:style-name="L1">
        <text:list-item>
          <text:p text:style-name="P2"><text:span text:style-name="T1">Javascript</text:span><text:span text:style-name="T2"> – </text:span><text:span text:style-name="T3">Javascript is a loosely typed, prototype based, high level programing language which is used to do variety of tasks mostly in web development.</text:span></text:p>
          <text:p text:style-name="P2"/>
        </text:list-item>
        <text:list-item>
          <text:p text:style-name="P2"><text:span text:style-name="T3">Everything in javascript is object. Like from arrays, to other data structures, everything is treated as an object. This prototype based nature is also created using objects. A prototype is like a class, which defines structure of the object which will be created. </text:span><text:span text:style-name="T5">Object created from prototypes can have their own methods and properties which are totally private/hidden to other object created from the same prototype.</text:span></text:p>
          <text:p text:style-name="P2"/>
        </text:list-item>
        <text:list-item>
          <text:p text:style-name="P3"><text:span text:style-name="T6">Prototypes are just javascript objects. Yes, literally objects, like if we have a javascript object, we can use it as a prototype for creating objects. We can just use </text:span><text:span text:style-name="T9">object.create( &lt;prototype_name&gt; )</text:span><text:span text:style-name="T6"> to create a new object from that object/ prototype. What this will do is, the new object and the prototype will be connected, and the prototype will be connected to the </text:span><text:span text:style-name="T7">object.prototype</text:span><text:span text:style-name="T6"> which is ultimate ancestor of all the javascript objects created using object.create method. The </text:span><text:span text:style-name="T8">object.prototype</text:span><text:span text:style-name="T6"> is a predefined </text:span><text:soft-page-break/><text:span text:style-name="T6">javascript objects which contains some bare minimum methods like toString(), hasOwnProperty(), valueOf(), etc. So this way this chain is created and this chain is known as the </text:span><text:span text:style-name="T9">prototype chain</text:span><text:span text:style-name="T6">.</text:span></text:p>
          <text:p text:style-name="P3"/>
        </text:list-item>
        <text:list-item>
          <text:p text:style-name="P4"><text:span text:style-name="T6">And yeah, After ES6 (2015), javascript was added with class based syntax too for making it easier for the devs coming from languages like C++ and Java to understand the code, but under the hood, it is using the same prototype based model. We use </text:span><text:span text:style-name="T10">class</text:span><text:span text:style-name="T6"> keyword to create a new class in javascript ( or say a new prototype ). Then we use </text:span><text:span text:style-name="T10">new</text:span><text:span text:style-name="T6"> keyword to create an object from that class.</text:span></text:p>
          <text:p text:style-name="P6"><text:s/></text:p>
        </text:list-item>
        <text:list-item>
          <text:p text:style-name="P5"><text:span text:style-name="T6">There are a variety of things and topics to discuss in javascripts. A brief index will be provided on the </text:span><text:a xlink:type="simple" xlink:href="../index.odt" office:name="index.odt" text:style-name="Internet_20_link" text:visited-style-name="Visited_20_Internet_20_Link"><text:span text:style-name="T4">index.odt</text:span></text:a><text:span text:style-name="T6"> document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1:43:33.014094432</meta:creation-date>
    <meta:generator>LibreOffice/7.5.1.2$Linux_X86_64 LibreOffice_project/50$Build-2</meta:generator>
    <dc:date>2023-04-09T10:59:09.395455418</dc:date>
    <meta:editing-duration>PT14H5M38S</meta:editing-duration>
    <meta:editing-cycles>6</meta:editing-cycles>
    <meta:document-statistic meta:table-count="0" meta:image-count="0" meta:object-count="0" meta:page-count="2" meta:paragraph-count="7" meta:word-count="306" meta:character-count="1850" meta:non-whitespace-character-count="1553"/>
  </office:meta>
</office:document-meta>
</file>